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="Arrow" draw:fill="none" draw:fill-color="#ffffff" draw:fill-image-width="0cm" draw:fill-image-height="0cm" fo:min-height="2.29cm"/>
    </style:style>
    <style:style style:name="P1" style:family="paragraph">
      <style:text-properties fo:font-family="'Times New Roman'" style:font-family-generic="roman" style:font-pitch="variable" fo:font-weight="normal" style:font-weight-asian="normal" style:font-weight-complex="normal"/>
    </style:style>
    <style:style style:name="P2" style:family="paragraph">
      <style:text-properties fo:color="#000000" fo:font-family="'Times New Roman'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000000" fo:font-family="'Times New Roman'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000000" fo:font-family="'Times New Roman'" style:font-family-generic="roman" style:font-pitch="variable" fo:font-size="8pt" fo:font-weight="normal" style:font-family-asian="'Times New Roman'" style:font-style-name-asian="Regular" style:font-family-generic-asian="roman" style:font-size-asian="8pt" style:font-weight-asian="normal" style:font-family-complex="'Times New Roman'" style:font-style-name-complex="Regular" style:font-family-generic-complex="roman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measurelines" svg:width="8.887cm" svg:height="2.54cm" svg:x="1.803cm" svg:y="1.535cm">
          <draw:text-box>
            <text:p text:style-name="P1"><text:span text:style-name="T1">Input: undirected G(V, E), int k, int </text:span><text:span text:style-name="T2">τ</text:span></text:p>
            <text:p text:style-name="P1"><text:span text:style-name="T1">1. int numEdgesCrossing = INF;</text:span></text:p>
            <text:p text:style-name="P1"><text:span text:style-name="T1">2. while (numEdgesCrossing &gt; </text:span><text:span text:style-name="T2">τ</text:span><text:span text:style-name="T1">)</text:span></text:p>
            <text:p text:style-name="P1"><text:span text:style-name="T1">3. <text:s text:c="4"/>int[] clusterCenters = pickKRandomClusterCenters(G)</text:span></text:p>
            <text:p text:style-name="P1"><text:span text:style-name="T1">4. <text:s text:c="4"/>assignEachVertexToClosestClusterCenter(G, clusterCenters)</text:span></text:p>
            <text:p text:style-name="P1"><text:span text:style-name="T1">5. <text:s text:c="4"/>numEdgesCrossing = countNumEdgesCrossingClusters(G)</text:span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2.697cm" fo:margin-left="0.524cm" fo:margin-right="9.62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mih Salihoglu</meta:initial-creator>
    <meta:creation-date>2012-02-15T18:08:20</meta:creation-date>
    <dc:date>2012-02-28T23:00:51</dc:date>
    <dc:creator>Semih Salihoglu</dc:creator>
    <meta:editing-duration>PT22H34M17S</meta:editing-duration>
    <meta:editing-cycles>49</meta:editing-cycles>
    <meta:generator>OpenOffice.org/3.2$Unix OpenOffice.org_project/320m19$Build-9505</meta:generator>
    <meta:document-statistic meta:object-count="1"/>
  </office:meta>
</office:document-meta>
</file>